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weight="bold" style:font-weight-asian="bold" style:font-weight-complex="bold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A1" style:family="table-cell">
      <style:table-cell-properties fo:border="none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A1" style:family="table-cell">
      <style:table-cell-properties fo:border="none"/>
    </style:style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A1" style:family="table-cell">
      <style:table-cell-properties fo:border="none"/>
    </style:style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A1" style:family="table-cell">
      <style:table-cell-properties fo:border="none"/>
    </style:style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A1" style:family="table-cell">
      <style:table-cell-properties fo:border="none"/>
    </style:style>
  </office:automatic-styles>
  <office:body>
    <office:text>
      <text:h text:style-name="Heading_20_1" text:outline-level="1">Türkçe / Turkish</text:h>
      <text:h text:style-name="Heading_20_2" text:outline-level="2">Algebra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<text:span text:style-name="T1">English</text:span></text:p>
          </table:table-cell>
          <table:table-cell table:style-name="Table1.A1" office:value-type="string">
            <text:p text:style-name="Table_20_Contents"><text:span text:style-name="T1">Türkçe</text:span></text:p>
          </table:table-cell>
        </table:table-row>
        <table:table-row>
          <table:table-cell table:style-name="Table1.A1" office:value-type="string">
            <text:p text:style-name="Table_20_Contents">﻿Algebra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Algebraic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Field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Group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Ring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Subgroup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Transcendental</text:p>
          </table:table-cell>
          <table:table-cell table:style-name="Table1.A1" office:value-type="string">
            <text:p text:style-name="Table_20_Contents">Untranslated</text:p>
          </table:table-cell>
        </table:table-row>
      </table:table>
      <text:h text:style-name="Heading_20_2" text:outline-level="2">Calculus / Analysis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Table_20_Contents"><text:span text:style-name="T1">English</text:span></text:p>
          </table:table-cell>
          <table:table-cell table:style-name="Table2.A1" office:value-type="string">
            <text:p text:style-name="Table_20_Contents"><text:span text:style-name="T1">Türkçe</text:span></text:p>
          </table:table-cell>
        </table:table-row>
        <table:table-row>
          <table:table-cell table:style-name="Table2.A1" office:value-type="string">
            <text:p text:style-name="Table_20_Contents">Analysi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alculu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hain Rul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mpac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ntinuou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nverg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nverg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url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erivativ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fferentiabl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fferential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fferentiat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scontinuity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verg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vergenc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verg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Gradi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Integrabl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Integral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Integrat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Normal (vector)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Plan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Sequenc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Serie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Surfac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Tang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Uniform (convergence)</text:p>
          </table:table-cell>
          <table:table-cell table:style-name="Table2.A1" office:value-type="string">
            <text:p text:style-name="Table_20_Contents">Untranslated</text:p>
          </table:table-cell>
        </table:table-row>
      </table:table>
      <text:h text:style-name="Heading_20_2" text:outline-level="2">General</text:h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Table_20_Contents"><text:span text:style-name="T1">English</text:span></text:p>
          </table:table-cell>
          <table:table-cell table:style-name="Table3.A1" office:value-type="string">
            <text:p text:style-name="Table_20_Contents"><text:span text:style-name="T1">Türkçe</text:span></text:p>
          </table:table-cell>
        </table:table-row>
        <table:table-row>
          <table:table-cell table:style-name="Table3.A1" office:value-type="string">
            <text:p text:style-name="Table_20_Contents">Absolute Valu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d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mplitud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pproxim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rbitrar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rea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rithmet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ssocia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ssump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verag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xio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Bijec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Binomial (coefficient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Boun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losed (set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effici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lum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muta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lem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lex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osite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os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d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dition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stant (noun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tradi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rollar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ur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ampe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cim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creasing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fin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gree (polynomial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nomina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ns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pend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mens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scre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stribu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vid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omai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ivalence Re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ival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rr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ven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xpon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xponent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xtrapo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ac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actor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ini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ormula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ra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requenc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un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Glob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Graph (function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Graph (network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Harmon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Homogeneous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dent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mag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maginary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mpl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creasing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depend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du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equal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fini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jec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ner Produc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g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rpo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rsection (sets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rv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vers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vertibl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tera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emma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ength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imi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inea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o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ogarith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og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atrix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ea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easur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edia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od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odulus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onoton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ultipl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utually Exclus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atural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ecessar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ega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th Roo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umera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umeri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dd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ne-to-on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nto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pen (set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per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pera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rd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scil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amet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ametr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t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tition (noun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erio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lan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intwis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la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l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lynom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si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w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ime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duc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jectil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of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per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pos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Quoti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ando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ang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ational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al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cipro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curs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flex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maind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oo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ow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cala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e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ign (+/-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imultaneous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olu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pac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pheri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quare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quare Roo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se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spac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stitu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trac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ffici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rjec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ymmetr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Theore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Transform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Transi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Un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alu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ec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eloc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olume (3D area)</text:p>
          </table:table-cell>
          <table:table-cell table:style-name="Table3.A1" office:value-type="string">
            <text:p text:style-name="Table_20_Contents">Untranslated</text:p>
          </table:table-cell>
        </table:table-row>
      </table:table>
      <text:h text:style-name="Heading_20_2" text:outline-level="2">Geometry</text:h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Table_20_Contents"><text:span text:style-name="T1">English</text:span></text:p>
          </table:table-cell>
          <table:table-cell table:style-name="Table4.A1" office:value-type="string">
            <text:p text:style-name="Table_20_Contents"><text:span text:style-name="T1">Türkçe</text:span></text:p>
          </table:table-cell>
        </table:table-row>
        <table:table-row>
          <table:table-cell table:style-name="Table4.A1" office:value-type="string">
            <text:p text:style-name="Table_20_Contents">Acute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djacen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rc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rea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xis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Circumferenc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Co-ordinat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Degree (angle)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Diamete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Ellips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Equilatera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Geometry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Hyperbola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Hypotenus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Intersec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Intersection (curves)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Isosceles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Length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Measur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Metric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Obtuse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Orthogona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arabola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aralle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arallelogram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erimete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erpendicula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lan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Quadrilatera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adius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ect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eflec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eflex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ight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otat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ota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Secan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Simila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Surfac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angen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ansforma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anslat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ansla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igonometry</text:p>
          </table:table-cell>
          <table:table-cell table:style-name="Table4.A1" office:value-type="string">
            <text:p text:style-name="Table_20_Contents">Untranslated</text:p>
          </table:table-cell>
        </table:table-row>
      </table:table>
      <text:h text:style-name="Heading_20_2" text:outline-level="2">Prob / Stats</text:h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Table_20_Contents"><text:span text:style-name="T1">English</text:span></text:p>
          </table:table-cell>
          <table:table-cell table:style-name="Table5.A1" office:value-type="string">
            <text:p text:style-name="Table_20_Contents"><text:span text:style-name="T1">Türkçe</text:span></text:p>
          </table:table-cell>
        </table:table-row>
        <table:table-row>
          <table:table-cell table:style-name="Table5.A1" office:value-type="string">
            <text:p text:style-name="Table_20_Contents">Binomial (distribution)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Conditional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Correla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Covarianc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Distribu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Expecta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Mea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Normal (distribution)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Permuta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Probability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Random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Random Variabl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Sampl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Statistics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Uniform (distribution)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Variabl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Variance</text:p>
          </table:table-cell>
          <table:table-cell table:style-name="Table5.A1" office:value-type="string">
            <text:p text:style-name="Table_20_Contents">Untranslated</text:p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